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adornments="Bold" style:font-pitch="fixed"/>
    <style:font-face style:name="Nimbus Mono PS" svg:font-family="'Nimbus Mono PS'" style:font-adornments="Regular" style:font-pitch="fixed"/>
    <style:font-face style:name="Nimbus Mono PS1" svg:font-family="'Nimbus Mono PS'" style:font-pitch="fixed"/>
    <style:font-face style:name="Noto Mono" svg:font-family="'Noto Mono'" style:font-adornments="Regular" style:font-pitch="fixed"/>
    <style:font-face style:name="Noto Mono1" svg:font-family="'Noto Mono'" style:font-adornments="Bold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47799" draw:textarea-horizontal-align="justify" draw:textarea-vertical-align="middle" draw:auto-grow-height="false" fo:min-height="7.37cm" fo:min-width="7.12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4cm" fo:min-width="6.104cm"/>
    </style:style>
    <style:style style:name="gr3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797cm" fo:min-width="1.547cm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799cm" fo:min-width="1.549cm" fo:padding-top="0.226cm" fo:padding-bottom="0.226cm" fo:padding-left="0.351cm" fo:padding-right="0.351cm"/>
    </style:style>
    <style:style style:name="gr5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282cm" fo:min-width="0.031cm"/>
    </style:style>
    <style:style style:name="gr8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0.282cm" fo:min-width="0.032cm"/>
    </style:style>
    <style:style style:name="gr9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282cm" fo:min-width="0.031cm"/>
    </style:style>
    <style:style style:name="gr10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281cm" fo:min-width="0.032cm"/>
    </style:style>
    <style:style style:name="gr11" style:family="graphic" style:parent-style-name="standard">
      <style:graphic-properties draw:stroke="none" svg:stroke-color="#000000" draw:fill="none" draw:fill-color="#ffffff" fo:min-height="3.798cm"/>
      <style:paragraph-properties style:writing-mode="lr-tb"/>
    </style:style>
    <style:style style:name="P1" style:family="paragraph">
      <loext:graphic-properties draw:fill="solid" draw:fill-color="#54779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b3c33"/>
      <style:paragraph-properties fo:text-align="center"/>
    </style:style>
    <style:style style:name="P5" style:family="paragraph">
      <loext:graphic-properties draw:fill="solid" draw:fill-color="#389826"/>
      <style:paragraph-properties fo:text-align="center"/>
    </style:style>
    <style:style style:name="P6" style:family="paragraph">
      <loext:graphic-properties draw:fill="solid" draw:fill-color="#9558b2"/>
      <style:paragraph-properties fo:text-align="center"/>
    </style:style>
    <style:style style:name="P7" style:family="paragraph">
      <loext:graphic-properties draw:fill="solid" draw:fill-color="#4063d8"/>
      <style:paragraph-properties fo:text-align="center"/>
    </style:style>
    <style:style style:name="P8" style:family="paragraph">
      <style:paragraph-properties fo:text-align="center">
        <style:tab-stops/>
      </style:paragraph-properties>
      <style:text-properties style:font-name="Noto Mono2" fo:font-style="normal" fo:font-weight="bold"/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547799" loext:opacity="100%" style:font-name="Noto Mono2" fo:font-size="36pt" fo:font-style="normal" fo:font-weight="bold"/>
    </style:style>
    <style:style style:name="T1" style:family="text">
      <style:text-properties fo:color="#547799" loext:opacity="100%" style:font-name="Noto Mono2" fo:font-size="44pt" fo:font-style="normal" fo:font-weight="bold"/>
    </style:style>
    <style:style style:name="T2" style:family="text">
      <style:text-properties fo:color="#547799" loext:opacity="100%" style:font-name="Noto Mono2" fo:font-size="44pt" fo:font-style="normal" fo:font-weight="normal"/>
    </style:style>
    <style:style style:name="T3" style:family="text">
      <style:text-properties fo:color="#547799" loext:opacity="100%" style:font-name="Noto Mono2" fo:font-size="14pt" fo:font-style="normal" fo:font-weight="bold"/>
    </style:style>
    <style:style style:name="T4" style:family="text">
      <style:text-properties fo:color="#547799" loext:opacity="100%" style:font-name="Noto Mono2" fo:font-size="3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6.604cm" svg:x="0.508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49cm" svg:height="2.249cm" svg:x="-7.244cm" svg:y="1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251cm" svg:height="2.251cm" svg:x="-6.144cm" svg:y="2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5cm" svg:height="0.75cm" svg:x="-7.62cm" svg:y="0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5cm" svg:height="0.75cm" svg:x="-7.619cm" svg:y="3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49cm" svg:height="0.75cm" svg:x="-5.37cm" svg:y="0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5cm" svg:height="0.75cm" svg:x="-5.37cm" svg:y="3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-6.493cm" svg:y="1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49cm" svg:height="0.75cm" svg:x="-6.492cm" svg:y="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5cm" svg:height="0.749cm" svg:x="-4.244cm" svg:y="1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5cm" svg:height="0.75cm" svg:x="-4.243cm" svg:y="4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7.62cm" svg:height="4.133cm" svg:x="0cm" svg:y="1.806cm">
          <draw:text-box>
            <text:p text:style-name="P8"><text:span text:style-name="T1">L</text:span><text:span text:style-name="T1">A</text:span><text:span text:style-name="T1">Q</text:span><text:span text:style-name="T1">S</text:span><text:span text:style-name="T2">t</text:span><text:span text:style-name="T2">k</text:span></text:p>
            <text:p text:style-name="P8"><text:span text:style-name="T3"><text:s/></text:span></text:p>
            <text:p text:style-name="P8"><text:span text:style-name="T4">&lt;</text:span><text:span text:style-name="T4">&gt;</text:span><text:span text:style-name="T4">(</text:span><text:span text:style-name="T4">(</text:span><text:span text:style-name="T4">(</text:span><text:span text:style-name="T4">°</text:span><text:span text:style-name="T4">&gt;</text:span></text:p>
          </draw:text-box>
        </draw:frame>
        <draw:custom-shape draw:style-name="gr8" draw:text-style-name="P7" draw:layer="layout" svg:width="0.75cm" svg:height="0.75cm" svg:x="-7.577cm" svg:y="6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-5.672cm" svg:y="6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49cm" svg:height="0.75cm" svg:x="-5.194cm" svg:y="5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5cm" svg:height="0.749cm" svg:x="-4.719cm" svg:y="6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5cm" svg:height="0.75cm" svg:x="-7.576cm" svg:y="6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-5.671cm" svg:y="6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49cm" svg:height="0.75cm" svg:x="-5.193cm" svg:y="5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5cm" svg:height="0.749cm" svg:x="-4.718cm" svg:y="6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" svg:font-family="Mono" style:font-adornments="Bold" style:font-pitch="fixed"/>
    <style:font-face style:name="Nimbus Mono PS" svg:font-family="'Nimbus Mono PS'" style:font-adornments="Regular" style:font-pitch="fixed"/>
    <style:font-face style:name="Nimbus Mono PS1" svg:font-family="'Nimbus Mono PS'" style:font-pitch="fixed"/>
    <style:font-face style:name="Noto Mono" svg:font-family="'Noto Mono'" style:font-adornments="Regular" style:font-pitch="fixed"/>
    <style:font-face style:name="Noto Mono1" svg:font-family="'Noto Mono'" style:font-adornments="Bold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3-12-02T12:14:35.757292061</dc:date>
    <meta:editing-duration>PT32M3S</meta:editing-duration>
    <meta:editing-cycles>10</meta:editing-cycles>
    <meta:generator>LibreOffice/7.3.7.2$Linux_X86_64 LibreOffice_project/30$Build-2</meta:generator>
    <meta:document-statistic meta:object-count="21"/>
  </office:meta>
</office:document-meta>
</file>